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54c44f" officeooo:paragraph-rsid="0054c44f"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58cb6e" officeooo:paragraph-rsid="0058cb6e" style:font-size-asian="11pt" style:font-size-complex="11pt"/>
    </style:style>
    <style:style style:name="P12"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3"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4"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officeooo:paragraph-rsid="0036ee68"/>
    </style:style>
    <style:style style:name="P16" style:family="paragraph" style:parent-style-name="Text_20_body">
      <style:paragraph-properties fo:text-align="justify" style:justify-single-word="false"/>
      <style:text-properties officeooo:paragraph-rsid="00498872"/>
    </style:style>
    <style:style style:name="P17" style:family="paragraph" style:parent-style-name="Text_20_body">
      <style:paragraph-properties fo:text-align="justify" style:justify-single-word="false"/>
      <style:text-properties officeooo:paragraph-rsid="005b5a04"/>
    </style:style>
    <style:style style:name="P18" style:family="paragraph" style:parent-style-name="Text_20_body">
      <style:paragraph-properties fo:text-align="justify" style:justify-single-word="false"/>
      <style:text-properties officeooo:paragraph-rsid="00663134"/>
    </style:style>
    <style:style style:name="P19" style:family="paragraph" style:parent-style-name="Text_20_body">
      <style:paragraph-properties fo:text-align="justify" style:justify-single-word="false"/>
      <style:text-properties officeooo:rsid="007201e4" officeooo:paragraph-rsid="007201e4"/>
    </style:style>
    <style:style style:name="P20" style:family="paragraph" style:parent-style-name="Text_20_body" style:list-style-name="L1">
      <style:text-properties style:font-name="Times New Roman" fo:font-size="11pt" style:font-size-asian="11pt" style:font-size-complex="11pt"/>
    </style:style>
    <style:style style:name="P21" style:family="paragraph" style:parent-style-name="Text_20_body">
      <style:paragraph-properties fo:text-align="justify" style:justify-single-word="false"/>
      <style:text-properties officeooo:paragraph-rsid="007a5398"/>
    </style:style>
    <style:style style:name="P22" style:family="paragraph" style:parent-style-name="Text_20_body">
      <style:paragraph-properties fo:text-align="justify" style:justify-single-word="false"/>
      <style:text-properties officeooo:paragraph-rsid="0093617d"/>
    </style:style>
    <style:style style:name="P23" style:family="paragraph" style:parent-style-name="Text_20_body">
      <style:paragraph-properties fo:text-align="justify" style:justify-single-word="false"/>
      <style:text-properties officeooo:rsid="007ffeb2" officeooo:paragraph-rsid="008cc156"/>
    </style:style>
    <style:style style:name="P24" style:family="paragraph" style:parent-style-name="Text_20_body">
      <style:paragraph-properties fo:text-align="justify" style:justify-single-word="false"/>
      <style:text-properties officeooo:rsid="007ffeb2" officeooo:paragraph-rsid="0093617d"/>
    </style:style>
    <style:style style:name="P25" style:family="paragraph" style:parent-style-name="Text_20_body">
      <style:paragraph-properties fo:text-align="justify" style:justify-single-word="false"/>
      <style:text-properties officeooo:rsid="00a0a979" officeooo:paragraph-rsid="00a0a979"/>
    </style:style>
    <style:style style:name="P26"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27" style:family="paragraph" style:parent-style-name="Heading_20_1">
      <style:text-properties officeooo:rsid="00208249" officeooo:paragraph-rsid="002146dd"/>
    </style:style>
    <style:style style:name="P28" style:family="paragraph" style:parent-style-name="Heading_20_1">
      <style:text-properties fo:font-style="normal" style:font-style-asian="normal" style:font-style-complex="normal"/>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625d8e" style:font-style-asian="italic" style:font-style-complex="italic"/>
    </style:style>
    <style:style style:name="T8" style:family="text">
      <style:text-properties officeooo:rsid="00265675"/>
    </style:style>
    <style:style style:name="T9" style:family="text">
      <style:text-properties fo:font-style="normal" style:font-style-asian="normal" style:font-style-complex="normal"/>
    </style:style>
    <style:style style:name="T10" style:family="text">
      <style:text-properties fo:font-style="normal" officeooo:rsid="00265675" style:font-style-asian="normal" style:font-style-complex="normal"/>
    </style:style>
    <style:style style:name="T11" style:family="text">
      <style:text-properties fo:font-style="normal" officeooo:rsid="0027b6ae" style:font-style-asian="normal" style:font-style-complex="normal"/>
    </style:style>
    <style:style style:name="T12" style:family="text">
      <style:text-properties fo:font-style="normal" officeooo:rsid="00284869" style:font-style-asian="normal" style:font-style-complex="normal"/>
    </style:style>
    <style:style style:name="T13" style:family="text">
      <style:text-properties fo:font-style="normal" officeooo:rsid="002b6e4c" style:font-style-asian="normal" style:font-style-complex="normal"/>
    </style:style>
    <style:style style:name="T14" style:family="text">
      <style:text-properties fo:font-style="normal" officeooo:rsid="002be8a4" style:font-style-asian="normal" style:font-style-complex="normal"/>
    </style:style>
    <style:style style:name="T15" style:family="text">
      <style:text-properties fo:font-style="normal" officeooo:rsid="002c0ce6" style:font-style-asian="normal" style:font-style-complex="normal"/>
    </style:style>
    <style:style style:name="T16" style:family="text">
      <style:text-properties fo:font-style="normal" officeooo:rsid="002dd4bf" style:font-style-asian="normal" style:font-style-complex="normal"/>
    </style:style>
    <style:style style:name="T17" style:family="text">
      <style:text-properties fo:font-style="normal" officeooo:rsid="0055173e" style:font-style-asian="normal" style:font-style-complex="normal"/>
    </style:style>
    <style:style style:name="T18" style:family="text">
      <style:text-properties fo:font-style="normal" officeooo:rsid="005781c1" style:font-style-asian="normal" style:font-style-complex="normal"/>
    </style:style>
    <style:style style:name="T19" style:family="text">
      <style:text-properties fo:font-style="normal" officeooo:rsid="005a4038" style:font-style-asian="normal" style:font-style-complex="normal"/>
    </style:style>
    <style:style style:name="T20" style:family="text">
      <style:text-properties fo:font-style="normal" officeooo:rsid="00625d8e" style:font-style-asian="normal" style:font-style-complex="normal"/>
    </style:style>
    <style:style style:name="T21" style:family="text">
      <style:text-properties fo:font-style="normal" officeooo:rsid="0063bf2f" style:font-style-asian="normal" style:font-style-complex="normal"/>
    </style:style>
    <style:style style:name="T22" style:family="text">
      <style:text-properties fo:font-style="normal" officeooo:rsid="0066092a" style:font-style-asian="normal" style:font-style-complex="normal"/>
    </style:style>
    <style:style style:name="T23" style:family="text">
      <style:text-properties fo:font-style="normal" officeooo:rsid="0070027e" style:font-style-asian="normal" style:font-style-complex="normal"/>
    </style:style>
    <style:style style:name="T24" style:family="text">
      <style:text-properties officeooo:rsid="0027b6ae"/>
    </style:style>
    <style:style style:name="T25" style:family="text">
      <style:text-properties officeooo:rsid="002dd4bf"/>
    </style:style>
    <style:style style:name="T26" style:family="text">
      <style:text-properties officeooo:rsid="003153e4"/>
    </style:style>
    <style:style style:name="T27" style:family="text">
      <style:text-properties style:font-name="Times New Roman" fo:font-size="11pt" fo:font-style="normal" style:font-size-asian="11pt" style:font-style-asian="normal" style:font-size-complex="11pt" style:font-style-complex="normal"/>
    </style:style>
    <style:style style:name="T28" style:family="text">
      <style:text-properties style:font-name="Times New Roman" fo:font-size="11pt" fo:font-style="normal" officeooo:rsid="00356da9" style:font-size-asian="11pt" style:font-style-asian="normal" style:font-size-complex="11pt" style:font-style-complex="normal"/>
    </style:style>
    <style:style style:name="T29" style:family="text">
      <style:text-properties style:font-name="Times New Roman" fo:font-size="11pt" fo:font-style="normal" officeooo:rsid="005b5a04" style:font-size-asian="11pt" style:font-style-asian="normal" style:font-size-complex="11pt" style:font-style-complex="normal"/>
    </style:style>
    <style:style style:name="T30" style:family="text">
      <style:text-properties style:font-name="Times New Roman" fo:font-size="11pt" fo:font-style="normal" officeooo:rsid="005ce982" style:font-size-asian="11pt" style:font-style-asian="normal" style:font-size-complex="11pt" style:font-style-complex="normal"/>
    </style:style>
    <style:style style:name="T31" style:family="text">
      <style:text-properties style:font-name="Times New Roman" fo:font-size="11pt" fo:font-style="normal" officeooo:rsid="00663134" style:font-size-asian="11pt" style:font-style-asian="normal" style:font-size-complex="11pt" style:font-style-complex="normal"/>
    </style:style>
    <style:style style:name="T32" style:family="text">
      <style:text-properties style:font-name="Times New Roman" fo:font-size="11pt" fo:font-style="normal" officeooo:rsid="0067ea09" style:font-size-asian="11pt" style:font-style-asian="normal" style:font-size-complex="11pt" style:font-style-complex="normal"/>
    </style:style>
    <style:style style:name="T33" style:family="text">
      <style:text-properties style:font-name="Times New Roman" fo:font-size="11pt" fo:font-style="normal" officeooo:rsid="0069c742" style:font-size-asian="11pt" style:font-style-asian="normal" style:font-size-complex="11pt" style:font-style-complex="normal"/>
    </style:style>
    <style:style style:name="T34" style:family="text">
      <style:text-properties style:font-name="Times New Roman" fo:font-size="11pt" fo:font-style="normal" officeooo:rsid="006a1129" style:font-size-asian="11pt" style:font-style-asian="normal" style:font-size-complex="11pt" style:font-style-complex="normal"/>
    </style:style>
    <style:style style:name="T35" style:family="text">
      <style:text-properties style:font-name="Times New Roman" fo:font-size="11pt" fo:font-style="normal" officeooo:rsid="006b3387" style:font-size-asian="11pt" style:font-style-asian="normal" style:font-size-complex="11pt" style:font-style-complex="normal"/>
    </style:style>
    <style:style style:name="T36" style:family="text">
      <style:text-properties style:font-name="Times New Roman" fo:font-size="11pt" fo:font-style="normal" officeooo:rsid="006c4887" style:font-size-asian="11pt" style:font-style-asian="normal" style:font-size-complex="11pt" style:font-style-complex="normal"/>
    </style:style>
    <style:style style:name="T37" style:family="text">
      <style:text-properties style:font-name="Times New Roman" fo:font-size="11pt" fo:font-style="normal" officeooo:rsid="006cba09" style:font-size-asian="11pt" style:font-style-asian="normal" style:font-size-complex="11pt" style:font-style-complex="normal"/>
    </style:style>
    <style:style style:name="T38" style:family="text">
      <style:text-properties style:font-name="Times New Roman" fo:font-size="11pt" fo:font-style="normal" officeooo:rsid="006d1888" style:font-size-asian="11pt" style:font-style-asian="normal" style:font-size-complex="11pt" style:font-style-complex="normal"/>
    </style:style>
    <style:style style:name="T39" style:family="text">
      <style:text-properties style:font-name="Times New Roman" fo:font-size="11pt" fo:font-style="normal" officeooo:rsid="007371d2" style:font-size-asian="11pt" style:font-style-asian="normal" style:font-size-complex="11pt" style:font-style-complex="normal"/>
    </style:style>
    <style:style style:name="T40" style:family="text">
      <style:text-properties style:font-name="Times New Roman" fo:font-size="11pt" fo:font-style="normal" officeooo:rsid="00738462" style:font-size-asian="11pt" style:font-style-asian="normal" style:font-size-complex="11pt" style:font-style-complex="normal"/>
    </style:style>
    <style:style style:name="T41" style:family="text">
      <style:text-properties style:font-name="Times New Roman" fo:font-size="11pt" fo:font-style="normal" officeooo:rsid="00749524" style:font-size-asian="11pt" style:font-style-asian="normal" style:font-size-complex="11pt" style:font-style-complex="normal"/>
    </style:style>
    <style:style style:name="T42" style:family="text">
      <style:text-properties style:font-name="Times New Roman" fo:font-size="11pt" fo:font-style="normal" officeooo:rsid="0076538f" style:font-size-asian="11pt" style:font-style-asian="normal" style:font-size-complex="11pt" style:font-style-complex="normal"/>
    </style:style>
    <style:style style:name="T43" style:family="text">
      <style:text-properties style:font-name="Times New Roman" fo:font-size="11pt" fo:font-style="normal" officeooo:rsid="00780143" style:font-size-asian="11pt" style:font-style-asian="normal" style:font-size-complex="11pt" style:font-style-complex="normal"/>
    </style:style>
    <style:style style:name="T44" style:family="text">
      <style:text-properties style:font-name="Times New Roman" fo:font-size="11pt" fo:font-style="normal" officeooo:rsid="007853a2" style:font-size-asian="11pt" style:font-style-asian="normal" style:font-size-complex="11pt" style:font-style-complex="normal"/>
    </style:style>
    <style:style style:name="T45" style:family="text">
      <style:text-properties style:font-name="Times New Roman" fo:font-size="11pt" fo:font-style="normal" officeooo:rsid="007a5398" style:font-size-asian="11pt" style:font-style-asian="normal" style:font-size-complex="11pt" style:font-style-complex="normal"/>
    </style:style>
    <style:style style:name="T46" style:family="text">
      <style:text-properties style:font-name="Times New Roman" fo:font-size="11pt" fo:font-style="normal" officeooo:rsid="007bd177" style:font-size-asian="11pt" style:font-style-asian="normal" style:font-size-complex="11pt" style:font-style-complex="normal"/>
    </style:style>
    <style:style style:name="T47" style:family="text">
      <style:text-properties style:font-name="Times New Roman" fo:font-size="11pt" fo:font-style="normal" officeooo:rsid="007e626a" style:font-size-asian="11pt" style:font-style-asian="normal" style:font-size-complex="11pt" style:font-style-complex="normal"/>
    </style:style>
    <style:style style:name="T48" style:family="text">
      <style:text-properties style:font-name="Times New Roman" fo:font-size="11pt" fo:font-style="normal" officeooo:rsid="0081b171" style:font-size-asian="11pt" style:font-style-asian="normal" style:font-size-complex="11pt" style:font-style-complex="normal"/>
    </style:style>
    <style:style style:name="T49" style:family="text">
      <style:text-properties style:font-name="Times New Roman" fo:font-size="11pt" fo:font-style="normal" officeooo:rsid="0096d858" style:font-size-asian="11pt" style:font-style-asian="normal" style:font-size-complex="11pt" style:font-style-complex="normal"/>
    </style:style>
    <style:style style:name="T50" style:family="text">
      <style:text-properties style:font-name="Times New Roman" fo:font-size="11pt" style:font-size-asian="11pt" style:font-size-complex="11pt"/>
    </style:style>
    <style:style style:name="T51" style:family="text">
      <style:text-properties style:font-name="Times New Roman" fo:font-size="11pt" officeooo:rsid="0036ee68" style:font-size-asian="11pt" style:font-size-complex="11pt"/>
    </style:style>
    <style:style style:name="T52" style:family="text">
      <style:text-properties style:font-name="Times New Roman" fo:font-size="11pt" officeooo:rsid="0037f58d" style:font-size-asian="11pt" style:font-size-complex="11pt"/>
    </style:style>
    <style:style style:name="T53" style:family="text">
      <style:text-properties style:font-name="Times New Roman" fo:font-size="11pt" officeooo:rsid="003920d0" style:font-size-asian="11pt" style:font-size-complex="11pt"/>
    </style:style>
    <style:style style:name="T54" style:family="text">
      <style:text-properties style:font-name="Times New Roman" fo:font-size="11pt" officeooo:rsid="0039e9d3" style:font-size-asian="11pt" style:font-size-complex="11pt"/>
    </style:style>
    <style:style style:name="T55" style:family="text">
      <style:text-properties style:font-name="Times New Roman" fo:font-size="11pt" officeooo:rsid="0039fe32" style:font-size-asian="11pt" style:font-size-complex="11pt"/>
    </style:style>
    <style:style style:name="T56" style:family="text">
      <style:text-properties style:font-name="Times New Roman" fo:font-size="11pt" officeooo:rsid="003a59a5" style:font-size-asian="11pt" style:font-size-complex="11pt"/>
    </style:style>
    <style:style style:name="T57" style:family="text">
      <style:text-properties style:font-name="Times New Roman" fo:font-size="11pt" officeooo:rsid="003c2cfd" style:font-size-asian="11pt" style:font-size-complex="11pt"/>
    </style:style>
    <style:style style:name="T58" style:family="text">
      <style:text-properties style:font-name="Times New Roman" fo:font-size="11pt" officeooo:rsid="003d2784" style:font-size-asian="11pt" style:font-size-complex="11pt"/>
    </style:style>
    <style:style style:name="T59" style:family="text">
      <style:text-properties style:font-name="Times New Roman" fo:font-size="11pt" officeooo:rsid="003f57e1" style:font-size-asian="11pt" style:font-size-complex="11pt"/>
    </style:style>
    <style:style style:name="T60" style:family="text">
      <style:text-properties style:font-name="Times New Roman" fo:font-size="11pt" officeooo:rsid="00413e85" style:font-size-asian="11pt" style:font-size-complex="11pt"/>
    </style:style>
    <style:style style:name="T61" style:family="text">
      <style:text-properties style:font-name="Times New Roman" fo:font-size="11pt" officeooo:rsid="0041d8f6" style:font-size-asian="11pt" style:font-size-complex="11pt"/>
    </style:style>
    <style:style style:name="T62" style:family="text">
      <style:text-properties style:font-name="Times New Roman" fo:font-size="11pt" officeooo:rsid="0047e55e" style:font-size-asian="11pt" style:font-size-complex="11pt"/>
    </style:style>
    <style:style style:name="T63" style:family="text">
      <style:text-properties style:font-name="Times New Roman" fo:font-size="11pt" officeooo:rsid="004b16a1" style:font-size-asian="11pt" style:font-size-complex="11pt"/>
    </style:style>
    <style:style style:name="T64" style:family="text">
      <style:text-properties style:font-name="Times New Roman" fo:font-size="11pt" officeooo:rsid="006a1129" style:font-size-asian="11pt" style:font-size-complex="11pt"/>
    </style:style>
    <style:style style:name="T65" style:family="text">
      <style:text-properties style:font-name="Times New Roman" fo:font-size="11pt" officeooo:rsid="006c4887" style:font-size-asian="11pt" style:font-size-complex="11pt"/>
    </style:style>
    <style:style style:name="T66" style:family="text">
      <style:text-properties style:font-name="Times New Roman" fo:font-size="11pt" officeooo:rsid="006f1214" style:font-size-asian="11pt" style:font-size-complex="11pt"/>
    </style:style>
    <style:style style:name="T67" style:family="text">
      <style:text-properties style:font-name="Times New Roman" fo:font-size="11pt" officeooo:rsid="00729bc6" style:font-size-asian="11pt" style:font-size-complex="11pt"/>
    </style:style>
    <style:style style:name="T68" style:family="text">
      <style:text-properties style:font-name="Times New Roman" fo:font-size="11pt" officeooo:rsid="0092d6ee" style:font-size-asian="11pt" style:font-size-complex="11pt"/>
    </style:style>
    <style:style style:name="T69" style:family="text">
      <style:text-properties style:font-name="Times New Roman" fo:font-size="11pt" fo:font-style="italic" style:font-size-asian="11pt" style:font-style-asian="italic" style:font-size-complex="11pt" style:font-style-complex="italic"/>
    </style:style>
    <style:style style:name="T70" style:family="text">
      <style:text-properties style:font-name="Times New Roman" fo:font-size="11pt" fo:font-style="italic" officeooo:rsid="005b5a04" style:font-size-asian="11pt" style:font-style-asian="italic" style:font-size-complex="11pt" style:font-style-complex="italic"/>
    </style:style>
    <style:style style:name="T71" style:family="text">
      <style:text-properties style:font-name="Times New Roman" fo:font-size="11pt" fo:font-style="italic" officeooo:rsid="00663134" style:font-size-asian="11pt" style:font-style-asian="italic" style:font-size-complex="11pt" style:font-style-complex="italic"/>
    </style:style>
    <style:style style:name="T72" style:family="text">
      <style:text-properties style:font-name="Times New Roman" fo:font-size="11pt" fo:font-style="italic" officeooo:rsid="006a1129" style:font-size-asian="11pt" style:font-style-asian="italic" style:font-size-complex="11pt" style:font-style-complex="italic"/>
    </style:style>
    <style:style style:name="T73" style:family="text">
      <style:text-properties style:font-name="Times New Roman" fo:font-size="11pt" fo:font-style="italic" officeooo:rsid="006b3387" style:font-size-asian="11pt" style:font-style-asian="italic" style:font-size-complex="11pt" style:font-style-complex="italic"/>
    </style:style>
    <style:style style:name="T74" style:family="text">
      <style:text-properties style:font-name="Times New Roman" fo:font-size="11pt" fo:font-style="italic" officeooo:rsid="007a5398" style:font-size-asian="11pt" style:font-style-asian="italic" style:font-size-complex="11pt" style:font-style-complex="italic"/>
    </style:style>
    <style:style style:name="T75" style:family="text">
      <style:text-properties style:font-name="Times New Roman" fo:font-size="11pt" fo:font-style="italic" officeooo:rsid="007bd177" style:font-size-asian="11pt" style:font-style-asian="italic" style:font-size-complex="11pt" style:font-style-complex="italic"/>
    </style:style>
    <style:style style:name="T76" style:family="text">
      <style:text-properties officeooo:rsid="0053887c"/>
    </style:style>
    <style:style style:name="T77" style:family="text">
      <style:text-properties officeooo:rsid="0055173e"/>
    </style:style>
    <style:style style:name="T78" style:family="text">
      <style:text-properties officeooo:rsid="005eceed"/>
    </style:style>
    <style:style style:name="T79" style:family="text">
      <style:text-properties style:font-name="Times New Roman" fo:font-size="11pt" style:font-size-asian="11pt" style:font-size-complex="11pt"/>
    </style:style>
    <style:style style:name="T80" style:family="text">
      <style:text-properties style:font-name="Times New Roman" fo:font-size="11pt" officeooo:rsid="007da870" style:font-size-asian="11pt" style:font-size-complex="11pt"/>
    </style:style>
    <style:style style:name="T81" style:family="text">
      <style:text-properties style:font-name="Times New Roman" fo:font-size="11pt" officeooo:rsid="0083608f" style:font-size-asian="11pt" style:font-size-complex="11pt"/>
    </style:style>
    <style:style style:name="T82" style:family="text">
      <style:text-properties style:font-name="Times New Roman" fo:font-size="11pt" officeooo:rsid="008557c4" style:font-size-asian="11pt" style:font-size-complex="11pt"/>
    </style:style>
    <style:style style:name="T83" style:family="text">
      <style:text-properties style:font-name="Times New Roman" fo:font-size="11pt" officeooo:rsid="0088deac" style:font-size-asian="11pt" style:font-size-complex="11pt"/>
    </style:style>
    <style:style style:name="T84" style:family="text">
      <style:text-properties style:font-name="Times New Roman" fo:font-size="11pt" officeooo:rsid="008b00a4" style:font-size-asian="11pt" style:font-size-complex="11pt"/>
    </style:style>
    <style:style style:name="T85" style:family="text">
      <style:text-properties style:font-name="Times New Roman" fo:font-size="11pt" fo:font-style="italic" style:font-size-asian="11pt" style:font-style-asian="italic" style:font-size-complex="11pt" style:font-style-complex="italic"/>
    </style:style>
    <style:style style:name="T86" style:family="text">
      <style:text-properties style:font-name="Times New Roman" fo:font-size="11pt" fo:font-style="italic" officeooo:rsid="008b00a4" style:font-size-asian="11pt" style:font-style-asian="italic" style:font-size-complex="11pt" style:font-style-complex="italic"/>
    </style:style>
    <style:style style:name="T87" style:family="text">
      <style:text-properties style:font-name="Times New Roman" fo:font-size="11pt" fo:font-style="italic" officeooo:rsid="008ec5b0" style:font-size-asian="11pt" style:font-style-asian="italic" style:font-size-complex="11pt" style:font-style-complex="italic"/>
    </style:style>
    <style:style style:name="T88" style:family="text">
      <style:text-properties style:font-name="Times New Roman" fo:font-size="11pt" fo:font-style="italic" officeooo:rsid="009158f4" style:font-size-asian="11pt" style:font-style-asian="italic" style:font-size-complex="11pt" style:font-style-complex="italic"/>
    </style:style>
    <style:style style:name="T89" style:family="text">
      <style:text-properties style:font-name="Times New Roman" fo:font-size="11pt" fo:font-style="italic" officeooo:rsid="0093548f" style:font-size-asian="11pt" style:font-style-asian="italic" style:font-size-complex="11pt" style:font-style-complex="italic"/>
    </style:style>
    <style:style style:name="T90" style:family="text">
      <style:text-properties style:font-name="Times New Roman" fo:font-size="11pt" fo:font-style="normal" style:font-size-asian="11pt" style:font-style-asian="normal" style:font-size-complex="11pt" style:font-style-complex="normal"/>
    </style:style>
    <style:style style:name="T91" style:family="text">
      <style:text-properties style:font-name="Times New Roman" fo:font-size="11pt" fo:font-style="normal" officeooo:rsid="008b00a4" style:font-size-asian="11pt" style:font-style-asian="normal" style:font-size-complex="11pt" style:font-style-complex="normal"/>
    </style:style>
    <style:style style:name="T92" style:family="text">
      <style:text-properties style:font-name="Times New Roman" fo:font-size="11pt" fo:font-style="normal" officeooo:rsid="008cc156" style:font-size-asian="11pt" style:font-style-asian="normal" style:font-size-complex="11pt" style:font-style-complex="normal"/>
    </style:style>
    <style:style style:name="T93" style:family="text">
      <style:text-properties style:font-name="Times New Roman" fo:font-size="11pt" fo:font-style="normal" officeooo:rsid="008cf29b" style:font-size-asian="11pt" style:font-style-asian="normal" style:font-size-complex="11pt" style:font-style-complex="normal"/>
    </style:style>
    <style:style style:name="T94" style:family="text">
      <style:text-properties style:font-name="Times New Roman" fo:font-size="11pt" fo:font-style="normal" officeooo:rsid="008ddd39" style:font-size-asian="11pt" style:font-style-asian="normal" style:font-size-complex="11pt" style:font-style-complex="normal"/>
    </style:style>
    <style:style style:name="T95" style:family="text">
      <style:text-properties style:font-name="Times New Roman" fo:font-size="11pt" fo:font-style="normal" officeooo:rsid="008ec5b0" style:font-size-asian="11pt" style:font-style-asian="normal" style:font-size-complex="11pt" style:font-style-complex="normal"/>
    </style:style>
    <style:style style:name="T96" style:family="text">
      <style:text-properties style:font-name="Times New Roman" fo:font-size="11pt" fo:font-style="normal" officeooo:rsid="009158f4" style:font-size-asian="11pt" style:font-style-asian="normal" style:font-size-complex="11pt" style:font-style-complex="normal"/>
    </style:style>
    <style:style style:name="T97" style:family="text">
      <style:text-properties style:font-name="Times New Roman" fo:font-size="11pt" fo:font-style="normal" officeooo:rsid="0093548f" style:font-size-asian="11pt" style:font-style-asian="normal" style:font-size-complex="11pt" style:font-style-complex="normal"/>
    </style:style>
    <style:style style:name="T98" style:family="text">
      <style:text-properties style:font-name="Times New Roman" fo:font-size="11pt" fo:font-style="normal" officeooo:rsid="00955eef" style:font-size-asian="11pt" style:font-style-asian="normal" style:font-size-complex="11pt" style:font-style-complex="normal"/>
    </style:style>
    <style:style style:name="T99" style:family="text">
      <style:text-properties style:font-name="Times New Roman" fo:font-size="11pt" fo:font-style="normal" officeooo:rsid="009987e9" style:font-size-asian="11pt" style:font-style-asian="normal" style:font-size-complex="11pt" style:font-style-complex="normal"/>
    </style:style>
    <style:style style:name="T100" style:family="text">
      <style:text-properties style:font-name="Times New Roman" fo:font-size="11pt" fo:font-style="normal" officeooo:rsid="009b71e3" style:font-size-asian="11pt" style:font-style-asian="normal" style:font-size-complex="11pt" style:font-style-complex="normal"/>
    </style:style>
    <style:style style:name="T101" style:family="text">
      <style:text-properties style:font-name="Times New Roman" fo:font-size="11pt" fo:font-style="normal" officeooo:rsid="009cfa73" style:font-size-asian="11pt" style:font-style-asian="normal" style:font-size-complex="11pt" style:font-style-complex="normal"/>
    </style:style>
    <style:style style:name="T102" style:family="text">
      <style:text-properties style:font-name="Times New Roman" fo:font-size="11pt" fo:font-style="normal" officeooo:rsid="009de417" style:font-size-asian="11pt" style:font-style-asian="normal" style:font-size-complex="11pt" style:font-style-complex="normal"/>
    </style:style>
    <style:style style:name="T103" style:family="text">
      <style:text-properties style:font-name="Times New Roman" fo:font-size="11pt" fo:font-style="normal" officeooo:rsid="009e7ffa" style:font-size-asian="11pt" style:font-style-asian="normal" style:font-size-complex="11pt" style:font-style-complex="normal"/>
    </style:style>
    <style:style style:name="T104" style:family="text">
      <style:text-properties style:font-name="Times New Roman" fo:font-size="11pt" fo:font-style="normal" officeooo:rsid="009f134f" style:font-size-asian="11pt" style:font-style-asian="normal" style:font-size-complex="11pt" style:font-style-complex="normal"/>
    </style:style>
    <style:style style:name="T105" style:family="text">
      <style:text-properties style:font-name="Times New Roman" fo:font-size="11pt" fo:font-style="normal" officeooo:rsid="00a2a3ce" style:font-size-asian="11pt" style:font-style-asian="normal" style:font-size-complex="11pt" style:font-style-complex="normal"/>
    </style:style>
    <style:style style:name="T106" style:family="text">
      <style:text-properties style:font-name="Times New Roman" fo:font-size="11pt" fo:font-style="normal" officeooo:rsid="00a3c588" style:font-size-asian="11pt" style:font-style-asian="normal" style:font-size-complex="11pt" style:font-style-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bee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have been found documented that use these technologies.</text:span></text:p>
      <text:p text:style-name="P4">We hope to be able to showcase an effective implementation of a 3D graph structure and inspire further work on its optimization.</text:p>
      <text:h text:style-name="P27" text:outline-level="1">2<text:tab/>Introduction and Motivation</text:h>
      <text:p text:style-name="P5"/>
      <text:p text:style-name="P6">This year's project <text:span text:style-name="T25">continues further</text:span> <text:span text:style-name="T8">with</text:span> the work started <text:span text:style-name="T8">in the</text:span> last year's research on 3D graph visualization <text:span text:style-name="T76">in browser</text:span>, <text:span text:style-name="T24">investigating</text:span> <text:span text:style-name="T5">Canvas</text:span><text:span text:style-name="T10"> alternatives, </text:span><text:span text:style-name="T11">and utilizing </text:span><text:s/><text:span text:style-name="T3">Three.js </text:span><text:span text:style-name="T10">and </text:span><text:span text:style-name="T5">Scene.js</text:span> – <text:span text:style-name="T3">Java</text:span><text:span text:style-name="T5">S</text:span><text:span text:style-name="T3">cript</text:span> librar<text:span text:style-name="T8">ies that run on top of </text:span><text:span text:style-name="T5">WebGL</text:span>. <text:s/><text:span text:style-name="T24">H</text:span><text:span text:style-name="T10">aving, </text:span><text:span text:style-name="T11">however,</text:span><text:span text:style-name="T10"> </text:span><text:span text:style-name="T5">WebGL </text:span><text:span text:style-name="T10">requiring a plug-in to run in browsers, it's been interesting to see what other technologies there </text:span><text:span text:style-name="T16">might be</text:span><text:span text:style-name="T10">, powered by either </text:span><text:span text:style-name="T5">DOM</text:span><text:span text:style-name="T10"> (or some shadow </text:span><text:span text:style-name="T5">DOM</text:span><text:span text:style-name="T10"> implementation) or something completely new, </text:span><text:span text:style-name="T16">that can compete performance-wise to those previously mentioned.</text:span></text:p>
      <text:p text:style-name="P7"><text:span text:style-name="T12">The </text:span><text:span text:style-name="T10">iKNOdis.</text:span><text:span text:style-name="T12">net </text:span><text:span text:style-name="T14">being</text:span><text:span text:style-name="T12"> an ongoing research project where graph theory is attempted to be applied to cancer classification in dermatological images, </text:span><text:span text:style-name="T14">if requirements met, </text:span><text:span text:style-name="T15">would find </text:span><text:span text:style-name="T14">this work immediately applicable.</text:span></text:p>
      <text:p text:style-name="P7"><text:span text:style-name="T13">On account of medical personnel </text:span><text:span text:style-name="T14">as</text:span><text:span text:style-name="T13"> the target user-group of the system, the visualization of a few thousand nodes </text:span><text:span text:style-name="T14">would </text:span><text:span text:style-name="T13">need to perform smoothly on average desktop hardware.</text:span></text:p>
      <text:h text:style-name="Heading_20_1" text:outline-level="1"><text:span text:style-name="T13">3<text:tab/></text:span><text:span text:style-name="T9">Background</text:span></text:h>
      <text:p text:style-name="P12"/>
      <text:p text:style-name="P12">The use of visualization to present information is not a new phenomenon. <text:s/><text:span text:style-name="T26">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15"><text:span text:style-name="T28">Scientific visualization, sometimes also referred to as visual data analysis is an interdisciplinary branch of science. <text:s/></text:span><text:span text:style-name="T50">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51">Over time, for obvious reasons, scientific visualization has become inseparable from computer science, putting a lot of focus on computer graphics as the subset of it, </text:span><text:span text:style-name="T54">while</text:span><text:span text:style-name="T51"> driving its advancement.</text:span></text:p>
      <text:p text:style-name="P15"><text:span text:style-name="T51">Through the availability of increasingly powerful computers with increasing amounts of internal and external memory, it is possible to investigate incredibly complex dynamics by means of ever </text:span><text:soft-page-break/><text:span text:style-name="T51">more realistic simulations. However, this brings with it vast amounts of data, </text:span><text:span text:style-name="T52">for whose analysis, to have </text:span><text:span text:style-name="T51">software tools which can visualize these multi-dimensional data sets, </text:span><text:span text:style-name="T52">is an imperative. When compared to experimenting and theory, its usefulness cannot be argued, nonetheless it is still far from s</text:span><text:span text:style-name="T53">traightforward. <text:s/></text:span><text:span text:style-name="T55">Often times the simulation may involve the calculation of many time steps, which requires a substantial amount of CPU time. <text:s/>On the other hand, running out of memory when displaying large data structures is also not uncommon. <text:s/></text:span><text:span text:style-name="T57">That combined</text:span><text:span text:style-name="T56"> with the </text:span><text:span text:style-name="T58">versatility</text:span><text:span text:style-name="T56"> of hardware devices that are becoming increasingly popular today, as “hosts” of those simulations, paints a better picture of the </text:span><text:span text:style-name="T59">challenges scientists are facing.</text:span></text:p>
      <text:h text:style-name="Heading_20_3" text:outline-level="3">3.1.1<text:tab/>Visualization in Medicine</text:h>
      <text:p text:style-name="P16"><text:span text:style-name="T61">F</text:span><text:span text:style-name="T60">ields of application of scientific visualization are numerous. <text:s/>In the natural sciences, scientists can visualize star formation or supernovae explosions. <text:s/>Tornado simulation or climate visualization </text:span><text:span text:style-name="T62">are some visualization topics in</text:span><text:span text:style-name="T60"> ecology. <text:s/></text:span><text:span text:style-name="T61">Whereas in</text:span><text:span text:style-name="T60"> medicine, o</text:span><text:span text:style-name="T50">ncologic (cancer) imaging is a prime candidate. <text:s/></text:span></text:p>
      <text:p text:style-name="P16"><text:span text:style-name="T50">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63">and more </text:span><text:span text:style-name="T68">[6]</text:span><text:span text:style-name="T50">.</text:span></text:p>
      <text:h text:style-name="Heading_20_1" text:outline-level="1">4<text:tab/>Related Work</text:h>
      <text:p text:style-name="P8"/>
      <text:p text:style-name="P9">Graph visualization in general, and thus 3D visualization, is becoming increasingly active field of research [7]. <text:s/>Topics under loop range from developing new algorithms to handling graphs with respect to information visualization. <text:s/><text:span text:style-name="T77">Unfortunately, any scientific work related directly to the project in question, i. e. efficient 3D in browser graph visualization, could not be found. <text:s/>Instead, a GitHub project on 3D graph visualization, a visualization library by the name of </text:span><text:span text:style-name="T6">vis.js</text:span><text:span text:style-name="T17">, </text:span><text:span text:style-name="T21">and another survey that has a slightly different scope but uses alternative tools, similar to those of this project, </text:span><text:span text:style-name="T17">will be taken into consideration.</text:span></text:p>
      <text:h text:style-name="Heading_20_2" text:outline-level="2"><text:span text:style-name="T17">4.</text:span><text:span text:style-name="T9">1<text:tab/>3D Graph Visualization with WebGL</text:span></text:h>
      <text:p text:style-name="P10"><text:span text:style-name="T9">[9] is a project which aims to evaluate possibilities of graph drawing with </text:span><text:span text:style-name="T3">WebGL</text:span><text:span text:style-name="T9">. <text:s/></text:span><text:span text:style-name="T18">The</text:span><text:span text:style-name="T9"> project uses the </text:span><text:span text:style-name="T3">JavaScript</text:span><text:span text:style-name="T9">'s </text:span><text:span text:style-name="T3">Three.js</text:span><text:span text:style-name="T9"> library for drawing and supports a force directed layout.</text:span></text:p>
      <text:p text:style-name="P11"><text:span text:style-name="T9">The goal of this project is almost identical to our project. <text:s/>The only difference is the choice of </text:span><text:span text:style-name="T20">underlying </text:span><text:span text:style-name="T9">technology, </text:span><text:span text:style-name="T20">which we are investigating alternatives for</text:span><text:span text:style-name="T9"> – </text:span><text:span text:style-name="T7">WebGL</text:span><text:span text:style-name="T9">. <text:s/></text:span><text:span text:style-name="T19">Performance showed when drawing </text:span><text:span text:style-name="T23">ten</text:span><text:span text:style-name="T19"> thousand </text:span><text:span text:style-name="T23">nodes and </text:span><text:span text:style-name="T19">edges was </text:span><text:span text:style-name="T22">awesome</text:span><text:span text:style-name="T19">.</text:span></text:p>
      <text:h text:style-name="Heading_20_2" text:outline-level="2"><text:span text:style-name="T19">4.</text:span><text:span text:style-name="T9">2<text:tab/>vis.js</text:span></text:h>
      <text:p text:style-name="P17"><text:span text:style-name="T70">vis.js </text:span><text:span text:style-name="T29">is a dynamic, browser-based visualization library. <text:s/></text:span><text:span text:style-name="T30">It </text:span><text:span text:style-name="T27">is designed to be easy to use, handle large amounts of dynamic data, and enable manipulation of </text:span><text:span text:style-name="T30">and interaction with </text:span><text:span text:style-name="T27">the data.</text:span></text:p>
      <text:p text:style-name="P13">The library consists of the following components:</text:p>
      <text:list xml:id="list6733271029557663284" text:style-name="L1">
        <text:list-item>
          <text:p text:style-name="P26">DataSet and DataView. A flexible key/value based data set. Add, update, and remove items. Subscribe on changes in the data set. A DataSet can filter and order items, and convert fields of items. </text:p>
        </text:list-item>
        <text:list-item>
          <text:p text:style-name="P26">DataView. A filtered and/or formatted view on a DataSet. </text:p>
        </text:list-item>
        <text:list-item>
          <text:p text:style-name="P26">Graph2d. Plot data on a timeline with lines or barcharts. </text:p>
        </text:list-item>
        <text:list-item>
          <text:p text:style-name="P26">Graph3d. Display data in a three dimensional graph. </text:p>
        </text:list-item>
        <text:list-item>
          <text:p text:style-name="P26">Network. Display a network (force <text:soft-page-break/>directed graph) with nodes and edges. </text:p>
        </text:list-item>
        <text:list-item>
          <text:p text:style-name="P20">Timeline. Display different types of data on a timeline. <text:span text:style-name="T78">[10]</text:span></text:p>
        </text:list-item>
      </text:list>
      <text:h text:style-name="Heading_20_2" text:outline-level="2">4.3<text:tab/>D3.js, Three.js and CSS 3D Transforms</text:h>
      <text:p text:style-name="P18"><text:span text:style-name="T31">This “</text:span><text:span text:style-name="T32">experiment”</text:span><text:span text:style-name="T31"> employs </text:span><text:span text:style-name="T71">D3.js</text:span><text:span text:style-name="T31"> and </text:span><text:span text:style-name="T71">Three.js</text:span><text:span text:style-name="T31"> together </text:span><text:span text:style-name="T33">to put 3D visualization to work. <text:s/></text:span><text:span text:style-name="T50">The example is using </text:span><text:span text:style-name="T69">D3</text:span><text:span text:style-name="T50"> to generate </text:span><text:span text:style-name="T69">HTML</text:span><text:span text:style-name="T50"> elements and </text:span><text:span text:style-name="T69">SVG</text:span><text:span text:style-name="T50"> charts, </text:span><text:span text:style-name="T64">as well as</text:span><text:span text:style-name="T50"> to store coordinate information for transitions inside data properties. <text:s/>The objects created using </text:span><text:span text:style-name="T69">D3</text:span><text:span text:style-name="T50"> are then passed into a </text:span><text:span text:style-name="T72">T</text:span><text:span text:style-name="T69">hree.js</text:span><text:span text:style-name="T50"> scene and animated using </text:span><text:span text:style-name="T69">CSS 3D</text:span><text:span text:style-name="T50"> transforms </text:span><text:span text:style-name="T66">[11]</text:span><text:span text:style-name="T50">. <text:s/></text:span><text:span text:style-name="T64">All this is done purely in </text:span><text:span text:style-name="T72">DOM</text:span><text:span text:style-name="T34">, </text:span><text:span text:style-name="T35">therefore making it a very interesting </text:span><text:span text:style-name="T49">reference</text:span><text:span text:style-name="T35"> point </text:span><text:span text:style-name="T49">for</text:span><text:span text:style-name="T35"> our project.</text:span></text:p>
      <text:p text:style-name="P18"><text:span text:style-name="T72">CSS 3D </text:span><text:span text:style-name="T34">transforms are widely supported in browsers and that support will continue to grow. <text:s/></text:span><text:span text:style-name="T35">On the other hand, </text:span><text:span text:style-name="T73">WebGL</text:span><text:span text:style-name="T35"> </text:span><text:span text:style-name="T37">does not enjoy such a widespread support, </text:span><text:span text:style-name="T38">but </text:span><text:span text:style-name="T36">gives transforms the benefit of hardware acceleration, </text:span><text:span text:style-name="T38">which </text:span><text:span text:style-name="T65">is key to creating more sophisticated animations with more data points.</text:span></text:p>
      <text:p text:style-name="P19"><text:span text:style-name="T65">T</text:span><text:span text:style-name="T50">he best surprise was the performance. <text:s/>Although not comparable </text:span><text:span text:style-name="T67">to</text:span><text:span text:style-name="T50"> that of using </text:span><text:span text:style-name="T69">WebGL</text:span><text:span text:style-name="T27"> as 3D engine, drawing up to seven thousand </text:span><text:span text:style-name="T40">elements</text:span><text:span text:style-name="T27"> and interacting with it was quite </text:span><text:span text:style-name="T39">acceptable</text:span><text:span text:style-name="T27">. <text:s/></text:span><text:span text:style-name="T41">It is also worth mentioning that </text:span><text:span text:style-name="T43">the </text:span><text:span text:style-name="T41">drown elements were actually </text:span><text:span text:style-name="T44">two-dimensional objects</text:span><text:span text:style-name="T41">, visualized in 3D space. <text:s/></text:span><text:span text:style-name="T42">Whether it is possible to turn those 2D objects 3D </text:span><text:span text:style-name="T44">has</text:span><text:span text:style-name="T42"> not </text:span><text:span text:style-name="T44">been </text:span><text:span text:style-name="T42">investigated.</text:span></text:p>
      <text:h text:style-name="P28" text:outline-level="1">5 Methods and Materials</text:h>
      <text:p text:style-name="P14"/>
      <text:p text:style-name="P21"><text:span text:style-name="T45">Two </text:span><text:span text:style-name="T74">JavaScript</text:span><text:span text:style-name="T45"> frameworks, </text:span><text:span text:style-name="T74">Famo.us</text:span><text:span text:style-name="T45"> and </text:span><text:span text:style-name="T74">X3DOM</text:span><text:span text:style-name="T45">, had been selected for further consideration. <text:s/>As the previous section shows some activities toward 3D graph visualization </text:span><text:span text:style-name="T46">the two frameworks remain intact in this regard. <text:s/>There was no mention </text:span><text:span text:style-name="T47">whatsoever, </text:span><text:span text:style-name="T46">of them being used for 3D graph drawing on the Internet. </text:span><text:span text:style-name="T47">This was a bit odd knowing</text:span><text:span text:style-name="T46"> </text:span><text:span text:style-name="T75">Famo.us</text:span><text:span text:style-name="T46"> </text:span><text:span text:style-name="T47">to be </text:span><text:span text:style-name="T46">“Fast and flashy” </text:span><text:span text:style-name="T48">[12]</text:span><text:span text:style-name="T46">, and </text:span><text:span text:style-name="T75">X3DOM</text:span><text:span text:style-name="T46"> a </text:span><text:span text:style-name="T50">powerful 3D visualization framework</text:span><text:span text:style-name="T80">.</text:span></text:p>
      <text:h text:style-name="Heading_20_2" text:outline-level="2">5.1<text:tab/>Famo.us</text:h>
      <text:p text:style-name="P23"><text:span text:style-name="T69">Famo.us</text:span><text:span text:style-name="T50"> is an open source </text:span><text:span text:style-name="T69">JavaScript</text:span><text:span text:style-name="T50"> framework for building high-performance mobile Web and hybrid mobile app</text:span><text:span text:style-name="T81">lication</text:span><text:span text:style-name="T50">s. The framework gets its speed by replacing the browser's slow, DOM-based rendering mechanism with its own rendering engine and by </text:span><text:span text:style-name="T82">exploiting</text:span><text:span text:style-name="T50"> the GPU acceleration provided by </text:span><text:span text:style-name="T69">CSS3</text:span><text:span text:style-name="T50">'s 3D transformation functions </text:span><text:span text:style-name="T83">[12]</text:span><text:span text:style-name="T50">. <text:s/></text:span></text:p>
      <text:p text:style-name="P24"><text:span text:style-name="T84">When this project first started, </text:span><text:span text:style-name="T86">Famo.us</text:span><text:span text:style-name="T91"> did not require plug-ins to run, </text:span><text:span text:style-name="T92">since</text:span><text:span text:style-name="T91"> its</text:span><text:span text:style-name="T86"> </text:span><text:span text:style-name="T91">animation engine </text:span><text:span text:style-name="T92">was able to</text:span><text:span text:style-name="T91"> render to </text:span><text:span text:style-name="T92">either</text:span><text:span text:style-name="T91"> </text:span><text:span text:style-name="T86">DOM</text:span><text:span text:style-name="T91">, </text:span><text:span text:style-name="T86">Canvas</text:span><text:span text:style-name="T91">, or </text:span><text:span text:style-name="T86">WebGL</text:span><text:span text:style-name="T91">. <text:s/></text:span><text:span text:style-name="T93">By the time of this writing, </text:span><text:span text:style-name="T94">however, that </text:span><text:span text:style-name="T93">apparently changed. <text:s/></text:span><text:span text:style-name="T87">Famo.us</text:span><text:span text:style-name="T95"> now unites </text:span><text:span text:style-name="T87">DOM</text:span><text:span text:style-name="T95"> and </text:span><text:span text:style-name="T87">WebGL</text:span><text:span text:style-name="T95"> under a single coordinate system. Borrowing concepts from modern video game engines, </text:span><text:span text:style-name="T87">Famo.us</text:span><text:span text:style-name="T95"> structures applications in a scene graph hierarchy that makes manipulating </text:span><text:span text:style-name="T87">HTML</text:span><text:span text:style-name="T95"> and </text:span><text:span text:style-name="T87">WebGL</text:span><text:span text:style-name="T95"> together simple [1</text:span><text:span text:style-name="T101">4</text:span><text:span text:style-name="T95">]. <text:s/></text:span><text:span text:style-name="T96">This effectively makes </text:span><text:span text:style-name="T88">Famo.us</text:span><text:span text:style-name="T96"> no longer a candidate in this project's research. <text:s/></text:span></text:p>
      <text:p text:style-name="P22"><text:span text:style-name="T97">Be that as it may, this was not the only reason that singled </text:span><text:span text:style-name="T89">Famo.us</text:span><text:span text:style-name="T97"> out. <text:s/></text:span><text:span text:style-name="T89">Famo.us</text:span><text:span text:style-name="T97"> offers a basic starter kit but lacks everything remotely related to standard widgets or any other usual visual components. <text:s/></text:span><text:span text:style-name="T98">There are </text:span><text:span text:style-name="T99">a </text:span><text:span text:style-name="T98">few widgets available </text:span><text:span text:style-name="T105">though</text:span><text:span text:style-name="T98">, but everything else would have to be created from scratch </text:span><text:span text:style-name="T100">[13]</text:span><text:span text:style-name="T98">. <text:s/></text:span><text:span text:style-name="T102">Having to worry about drawing two basic geometries in a graph – a sphere and a line – </text:span><text:span text:style-name="T104">i</text:span><text:span text:style-name="T102">n the first place, </text:span><text:span text:style-name="T106">was</text:span><text:span text:style-name="T102"> already an unnecessary comp</text:span><text:span text:style-name="T103">l</text:span><text:span text:style-name="T102">ication.</text:span></text:p>
      <text:h text:style-name="Heading_20_2" text:outline-level="2">5.2<text:tab/>X3DOM</text:h>
      <text:p text:style-name="P25"><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7T00:10:22.329596098</dc:date>
    <meta:editing-duration>PT8H33M41S</meta:editing-duration>
    <meta:editing-cycles>121</meta:editing-cycles>
    <meta:generator>LibreOffice/4.4.2.2$Linux_X86_64 LibreOffice_project/40m0$Build-2</meta:generator>
    <meta:document-statistic meta:table-count="0" meta:image-count="0" meta:object-count="0" meta:page-count="3" meta:paragraph-count="42" meta:word-count="1544" meta:character-count="10154" meta:non-whitespace-character-count="8604"/>
  </office:meta>
</office:document-meta>
</file>